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51AC8783166DFF26AC.png" manifest:media-type="image/png"/>
  <manifest:file-entry manifest:full-path="Pictures/10000000000004B200000416C42B04C8F7F01E08.png" manifest:media-type="image/png"/>
  <manifest:file-entry manifest:full-path="Pictures/10000000000004B2000002445AE8381ED71FB52E.png" manifest:media-type="image/png"/>
  <manifest:file-entry manifest:full-path="Pictures/10000000000004B200000226446A28B83E25572E.png" manifest:media-type="image/png"/>
  <manifest:file-entry manifest:full-path="Pictures/10000000000004B200000278C1C7053F47AE9A6E.png" manifest:media-type="image/png"/>
  <manifest:file-entry manifest:full-path="Pictures/10000000000004B200000278DBBA63F8341AFCEB.png" manifest:media-type="image/png"/>
  <manifest:file-entry manifest:full-path="Pictures/10000000000004B2000001DCD97757D84878B1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36cm, 5.895cm, 0.89cm, 0.25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6cm, 5.843cm, 1.736cm, 0.17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06cm, 5.843cm, 0.91cm, 0.178cm)" draw:image-opacity="100%" style:mirror="none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545cm" fo:min-width="6.7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551cm" svg:x="3.048cm" svg:y="3.175cm">
          <draw:image xlink:href="Pictures/10000000000004B200000226446A28B83E25572E.png" xlink:type="simple" xlink:show="embed" xlink:actuate="onLoad">
            <text:p/>
          </draw:image>
        </draw:frame>
        <draw:custom-shape draw:style-name="gr2" draw:text-style-name="P2" draw:layer="layout" svg:width="6.309cm" svg:height="2.032cm" svg:x="18.669cm" svg:y="2.794cm">
          <text:p text:style-name="P1">Domain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309cm" svg:height="2.286cm" svg:x="20.996cm" svg:y="13.716cm">
          <text:p text:style-name="P1">No Domains</text:p>
          <text:p text:style-name="P1">Defined</text:p>
          <draw:enhanced-geometry svg:viewBox="0 0 21600 21600" draw:glue-points="10800 0 0 10800 10800 21600 21600 10800 ?f40 ?f41" draw:text-areas="0 0 21600 21600" draw:type="rectangular-callout" draw:modifiers="-5959.68304278922 -14969.8294709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7.674cm" svg:x="2.107cm" svg:y="2.286cm">
          <draw:image xlink:href="Pictures/10000000000004B200000416C42B04C8F7F01E0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345cm" svg:x="2.361cm" svg:y="5.715cm">
          <draw:image xlink:href="Pictures/10000000000004B2000002445AE8381ED71FB52E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4" draw:text-style-name="P1" draw:layer="layout" svg:width="25.653cm" svg:height="10.794cm" svg:x="2.033cm" svg:y="2.159cm">
          <draw:image xlink:href="Pictures/10000000000004B200000278C1C7053F47AE9A6E.png" xlink:type="simple" xlink:show="embed" xlink:actuate="onLoad">
            <text:p/>
          </draw:image>
        </draw:frame>
        <draw:frame draw:style-name="gr5" draw:text-style-name="P1" draw:layer="layout" svg:width="25.78cm" svg:height="9.524cm" svg:x="2.414cm" svg:y="14.098cm">
          <draw:image xlink:href="Pictures/10000000000004B200000278DBBA63F8341AFCE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6" draw:text-style-name="P1" draw:layer="layout" svg:width="25.78cm" svg:height="6.476cm" svg:x="1.397cm" svg:y="1.905cm">
          <draw:image xlink:href="Pictures/10000000000004B2000001DCD97757D84878B148.png" xlink:type="simple" xlink:show="embed" xlink:actuate="onLoad">
            <text:p/>
          </draw:image>
        </draw:frame>
        <draw:frame draw:style-name="gr1" draw:text-style-name="P1" draw:layer="layout" svg:width="31.802cm" svg:height="22.462cm" svg:x="1.726cm" svg:y="10.901cm">
          <draw:image xlink:href="Pictures/10000000000004B200000351AC8783166DFF26AC.png" xlink:type="simple" xlink:show="embed" xlink:actuate="onLoad">
            <text:p/>
          </draw:image>
        </draw:frame>
        <draw:custom-shape draw:style-name="gr3" draw:text-style-name="P2" draw:layer="layout" svg:width="6.309cm" svg:height="2.286cm" svg:x="29.845cm" svg:y="24.127cm">
          <text:p text:style-name="P1">Return to</text:p>
          <text:p text:style-name="P1">Domain Editing</text:p>
          <draw:enhanced-geometry svg:viewBox="0 0 21600 21600" draw:glue-points="10800 0 0 10800 10800 21600 21600 10800 ?f40 ?f41" draw:text-areas="0 0 21600 21600" draw:type="rectangular-callout" draw:modifiers="-1136.48177496038 -10804.7223436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309cm" svg:height="2.286cm" svg:x="7.407cm" svg:y="24.854cm">
          <text:p text:style-name="P1">Citation for</text:p>
          <text:p text:style-name="P1">Domain Item</text:p>
          <draw:enhanced-geometry svg:viewBox="0 0 21600 21600" draw:glue-points="10800 0 0 10800 10800 21600 21600 10800 ?f40 ?f41" draw:text-areas="0 0 21600 21600" draw:type="rectangular-callout" draw:modifiers="-1136.48177496038 -10804.7223436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7.239cm" svg:height="2.794cm" svg:x="11.557cm" svg:y="15.329cm">
          <text:p text:style-name="P1">Same Elements</text:p>
          <text:p text:style-name="P1">as in</text:p>
          <text:p text:style-name="P1">Domain Item Array</text:p>
          <draw:enhanced-geometry svg:viewBox="0 0 21600 21600" draw:glue-points="10800 0 0 10800 10800 21600 21600 10800 ?f40 ?f41" draw:text-areas="0 0 21600 21600" draw:type="rectangular-callout" draw:modifiers="-9943.75690607735 24776.2432915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09T15:26:29.038642619</dc:date>
    <meta:editing-duration>P1DT4H13M15S</meta:editing-duration>
    <meta:editing-cycles>60</meta:editing-cycles>
    <meta:generator>LibreOffice/6.0.7.3$Linux_X86_64 LibreOffice_project/00m0$Build-3</meta:generator>
    <meta:document-statistic meta:object-count="12"/>
  </office:meta>
</office:document-meta>
</file>